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2000008400001923000012C2580E2C7B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table:align="margins" fo:keep-with-next="always"/>
    </style:style>
    <style:style style:name="Table1.A" style:family="table-column">
      <style:table-column-properties style:rel-column-width="1310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 style:master-page-name="">
      <style:paragraph-properties fo:break-before="page"/>
    </style:style>
    <style:style style:name="P2" style:family="paragraph" style:parent-style-name="Heading_20_2" style:master-page-name="">
      <style:paragraph-properties fo:break-before="pag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IndexSection_0" text:display="none">
        <text:p text:style-name="Standard"/>
      </text:section>
      <text:section text:style-name="Sect1" text:name="IndexSection_1" text:display="none">
        <text:p text:style-name="Standard"/>
      </text:section>
      <text:section text:style-name="Sect1" text:name="IndexSection_2" text:display="none">
        <text:p text:style-name="Standard"/>
      </text:section>
      <text:section text:style-name="Sect1" text:name="IndexSection_3" text:display="none">
        <text:p text:style-name="Standard"/>
      </text:section>
      <text:section text:style-name="Sect1" text:name="IndexSection_4" text:display="none">
        <text:p text:style-name="Standard"/>
      </text:section>
      <text:section text:style-name="Sect1" text:name="IndexSection_5" text:display="none">
        <text:p text:style-name="Standard"/>
      </text:section>
      <text:section text:style-name="Sect1" text:name="IndexSection_6">
        <text:p text:style-name="Standard"/>
      </text:section>
      <text:section text:style-name="Sect1" text:name="IndexContentSection">
        <text:h text:style-name="P1" text:outline-level="1">1. fejezet</text:h>
        <text:p text:style-name="Standard">Ez az 1. fejezet tartalma. Van itt egy egyedi tartalomjegyzék-bejegyzés is.<text:line-break/> <text:alphabetical-index-mark text:string-value="Fejezet"/><text:s text:c="2"/><text:user-index-mark text:string-value="User Directory Entry" text:index-name="User-Defined" text:outline-level="1"/></text:p>
        <text:h text:style-name="P2" text:outline-level="2">1.1. fejezet</text:h>
        <text:p text:style-name="Standard">Ez az 1.1. fejezet tartalma. A következő mező miatt szerepelni fog a tartalomjegyzékben.<text:line-break/> <text:toc-mark text:string-value="Bejegyzés" text:outline-level="1"/></text:p>
        <text:h text:style-name="P2" text:outline-level="2">1.2. fejezet</text:h>
        <text:p text:style-name="Standard">Ez az 1.2. fejezet tartalma. Ez a kulcsszó bekerül a tárgymutatóba.<text:line-break/> <text:alphabetical-index-mark text:string-value="kulcsszó" text:key1="Elsődleges kulcs" text:key2="Másodlagos kulcs"/><text:s text:c="2"/><text:alphabetical-index-mark text:string-value="Kulcsszó"/></text:p>
        <text:p text:style-name="Standard"/>
      </text:section>
      <text:p text:style-name="Standard"/>
      <table:table table:name="Table1" table:style-name="Table1">
        <table:table-column table:style-name="Table1.A" table:number-columns-repeated="5"/>
        <table:table-header-rows>
          <table:table-row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/>
            </table:table-cell>
            <table:table-cell table:style-name="Table1.E1" office:value-type="string">
              <text:p text:style-name="Table_20_Heading"/>
            </table:table-cell>
          </table:table-row>
        </table:table-header-rows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Table"><text:sequence text:ref-name="refTable0" text:name="Table" text:formula="ooow:Table+1" style:num-format="1">1</text:sequence>. táblázat: Ez az 1. táblázat</text:p>
      <text:p text:style-name="Standard"><draw:frame draw:style-name="fr1" draw:name="Rahmen1" text:anchor-type="paragraph" svg:x="5.23cm" svg:y="0.104cm" svg:width="4.958cm" draw:z-index="0"><draw:text-box fo:min-height="2.064cm"><text:p text:style-name="Illustration"><draw:frame draw:style-name="fr2" draw:name="Graphic1" text:anchor-type="paragraph" svg:x="0.016cm" svg:y="0cm" svg:width="2.766cm" svg:height="2.064cm" draw:z-index="1"><draw:image xlink:href="Pictures/2000008400001923000012C2580E2C7B.wmf" xlink:type="simple" xlink:show="embed" xlink:actuate="onLoad"/></draw:frame><text:sequence text:ref-name="refIllustration0" text:name="Illustration" text:formula="ooow:Illustration+1" style:num-format="1">1</text:sequence>. ábra: Ez az 1. kép</text:p></draw:text-box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US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use-window-font-color="tru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/>
      <style:text-properties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5$Build-8947$CWS-extras22</meta:generator>
    <meta:creation-date>1999-12-07T16:24:14</meta:creation-date>
    <dc:creator>András Tímár</dc:creator>
    <dc:date>2004-09-07T14:24:56</dc:date>
    <dc:language>en-US</dc:language>
    <meta:editing-cycles>20</meta:editing-cycles>
    <meta:editing-duration>PT1H32M37S</meta:editing-duration>
    <meta:user-defined meta:name="Info 0"/>
    <meta:user-defined meta:name="Info 1"/>
    <meta:user-defined meta:name="Info 2"/>
    <meta:user-defined meta:name="Info 3"/>
    <meta:document-statistic meta:table-count="1" meta:image-count="1" meta:object-count="0" meta:page-count="4" meta:paragraph-count="8" meta:word-count="52" meta:character-count="330"/>
  </office:meta>
</office:document-meta>
</file>